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Times New Roman1" fo:font-size="20pt" style:font-name-asian="Times New Roman1" style:font-size-asian="20pt" style:font-name-complex="Times New Roman1" style:font-size-complex="20pt"/>
    </style:style>
    <style:style style:name="P2" style:family="paragraph" style:parent-style-name="Standard" style:list-style-name="L1">
      <style:paragraph-properties fo:text-align="start" style:justify-single-word="false" style:text-autospace="none"/>
    </style:style>
    <style:style style:name="P3" style:family="paragraph" style:parent-style-name="Standard">
      <style:paragraph-properties fo:text-align="start" style:justify-single-word="false" style:text-autospace="none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Courier New" fo:font-size="12pt" style:font-name-asian="Courier New" style:font-size-asian="12pt" style:font-name-complex="Courier New" style:font-size-complex="12pt"/>
    </style:style>
    <style:style style:name="P5" style:family="paragraph" style:parent-style-name="Standard" style:list-style-name="">
      <style:paragraph-properties style:text-autospace="none"/>
      <style:text-properties style:font-name="Courier New" fo:font-size="12pt" style:font-name-asian="Courier New" style:font-size-asian="12pt" style:font-name-complex="Courier New" style:font-size-complex="12pt"/>
    </style:style>
    <style:style style:name="P6" style:family="paragraph" style:parent-style-name="Standard" style:list-style-name="">
      <style:paragraph-properties style:text-autospace="none"/>
      <style:text-properties fo:color="#228b22" style:font-name="Courier New" fo:font-size="12pt" style:font-name-asian="Courier New" style:font-size-asian="12pt" style:font-name-complex="Courier New" style:font-size-complex="12pt"/>
    </style:style>
    <style:style style:name="P7" style:family="paragraph" style:parent-style-name="Standard" style:list-style-name="">
      <style:paragraph-properties style:text-autospace="none"/>
      <style:text-properties fo:color="#000000" style:font-name="Courier New" fo:font-size="12pt" style:font-name-asian="Courier New" style:font-size-asian="12pt" style:font-name-complex="Courier New" style:font-size-complex="12pt"/>
    </style:style>
    <style:style style:name="P8" style:family="paragraph" style:parent-style-name="Standard" style:list-style-name="">
      <style:paragraph-properties style:text-autospace="none"/>
      <style:text-properties fo:color="#0000ff" style:font-name="Courier New" fo:font-size="12pt" style:font-name-asian="Courier New" style:font-size-asian="12pt" style:font-name-complex="Courier New" style:font-size-complex="12pt"/>
    </style:style>
    <style:style style:name="T1" style:family="text">
      <style:text-properties style:font-name="Times New Roman1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1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3" style:family="text">
      <style:text-properties style:font-name="Times New Roman1" style:font-name-asian="Times New Roman1" style:font-name-complex="Times New Roman1"/>
    </style:style>
    <style:style style:name="T4" style:family="text">
      <style:text-properties fo:color="#0000ff"/>
    </style:style>
    <style:style style:name="T5" style:family="text">
      <style:text-properties fo:color="#000000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ZIONE QUARTA ESERCITAZIONE</text:p>
      <text:p text:style-name="P1"/>
      <text:list xml:id="list30423779" text:style-name="L1">
        <text:list-item>
          <text:list>
            <text:list-item>
              <text:list>
                <text:list-item>
                  <text:p text:style-name="P2"><text:span text:style-name="T2">RISOLUZIONE DI UN SISTEMA LINEARE LX=B CON MATRICE TRIANGOLARE INFERIORE.</text:span></text:p>
                </text:list-item>
              </text:list>
            </text:list-item>
          </text:list>
        </text:list-item>
      </text:list>
      <text:p text:style-name="P3"><text:span text:style-name="T2"/></text:p>
      <text:p text:style-name="P3"><text:span text:style-name="T1">CODICE MATLAB, ANALISI E RISULTATI:</text:span></text:p>
      <text:p text:style-name="P3"><text:span text:style-name="T1"/></text:p>
      <text:p text:style-name="P3"><text:span text:style-name="T1"/></text:p>
      <text:p text:style-name="P4"><text:span text:style-name="T4">function</text:span><text:span text:style-name="T5"> [ x ] = avanti( L,b )</text:span></text:p>
      <text:p text:style-name="P6">%il vettore colonna x ha la stessa dimensione di b</text:p>
      <text:p text:style-name="P7">x = zeros(size(b));</text:p>
      <text:p text:style-name="P6">%implementazione pseudo codice</text:p>
      <text:p text:style-name="P5"><text:span text:style-name="T4">for</text:span><text:span text:style-name="T5"> i=1:1:max(size(b))</text:span></text:p>
      <text:p text:style-name="P7"><text:s text:c="4"/>x(i,1) = b(i,1);</text:p>
      <text:p text:style-name="P5"><text:span text:style-name="T5"><text:s text:c="4"/></text:span><text:span text:style-name="T4">for</text:span><text:span text:style-name="T5"> j=1:1:i-1</text:span></text:p>
      <text:p text:style-name="P7"><text:s text:c="8"/>x(i,1) = x(i,1) - L(i,j) * x(j,1);</text:p>
      <text:p text:style-name="P5"><text:span text:style-name="T5"><text:s text:c="4"/></text:span><text:span text:style-name="T4">end</text:span></text:p>
      <text:p text:style-name="P7"><text:s text:c="4"/>x(i,1) = x(i,1) / L(i,i);</text:p>
      <text:p text:style-name="P8">end</text:p>
      <text:p text:style-name="P8">end</text:p>
      <text:p text:style-name="P3"><text:span text:style-name="T1"/></text:p>
      <text:p text:style-name="P3"><text:span text:style-name="T1"/></text:p>
      <text:p text:style-name="P3"><text:span text:style-name="T1">Esempio di utilizzo:</text:span></text:p>
      <text:p text:style-name="P3"><text:span text:style-name="T1"/></text:p>
      <text:p text:style-name="P3"><text:span text:style-name="T1"/></text:p>
      <text:p text:style-name="P3"><text:span text:style-name="T1">L = <text:s text:c="5"/>1 <text:s text:c="5"/>0 <text:s text:c="4"/>0</text:span></text:p>
      <text:p text:style-name="P3"><text:span text:style-name="T1"><text:s text:c="4"/><text:tab/> <text:s/>2 <text:s text:c="3"/>-1 <text:s text:c="4"/>0</text:span></text:p>
      <text:p text:style-name="P3"><text:span text:style-name="T1"><text:s text:c="3"/><text:tab/> <text:s/>2 <text:s text:c="4"/>1 <text:s text:c="4"/>3</text:span></text:p>
      <text:p text:style-name="P3"><text:span text:style-name="T1"/></text:p>
      <text:p text:style-name="P3"><text:span text:style-name="T1">b = <text:s text:c="4"/>1</text:span></text:p>
      <text:p text:style-name="P3"><text:span text:style-name="T1"><text:s text:c="4"/><text:tab/>-1</text:span></text:p>
      <text:p text:style-name="P3"><text:span text:style-name="T1"><text:s text:c="5"/><text:tab/>3</text:span></text:p>
      <text:p text:style-name="P3"><text:span text:style-name="T1"/></text:p>
      <text:p text:style-name="P3"><text:span text:style-name="T1">avanti(L,b)</text:span></text:p>
      <text:p text:style-name="P3"><text:span text:style-name="T1"/></text:p>
      <text:p text:style-name="P3"><text:span text:style-name="T1">ans = <text:s text:c="3"/>1.0000</text:span></text:p>
      <text:p text:style-name="P3"><text:span text:style-name="T1"><text:s text:c="13"/>3.0000</text:span></text:p>
      <text:p text:style-name="P3"><text:span text:style-name="T1"><text:s text:c="3"/><text:tab/> <text:s/>-0.6667</text:span></text:p>
      <text:p text:style-name="P3"><text:span text:style-name="T1"/></text:p>
      <text:p text:style-name="P3"><text:span text:style-name="T1"/></text:p>
      <text:p text:style-name="P3"><text:span text:style-name="T1">Analisi:</text:span></text:p>
      <text:p text:style-name="P3"><text:span text:style-name="T1"/></text:p>
      <text:p text:style-name="P3"><text:span text:style-name="T1">L'algoritmo di sostituzione in avanti calcola la soluzione del sistema lineare </text:span><text:span text:style-name="T2">LX=B, dove L è una matrice triangolare inferiore. La prima incognita che si calcola è la x1, per calcolarla infatti basta fare il rapporto fra il termine noto e il coefficiente di x1.</text:span></text:p>
      <text:p text:style-name="P3"><text:span text:style-name="T2">Dopo si calcola x2, andando a sostituire ad x1 il valore trovato prima e modificando </text:span><text:soft-page-break/><text:span text:style-name="T2">il valore del termine noto, poi si rifà il rapporto fra il termine noto e il coefficiente di x2. Questi passi si fanno finché non si arriva all'ultima riga della matrice.</text:span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1 1</meta:initial-creator>
    <meta:creation-date>2012-11-15T10:23:40.81</meta:creation-date>
    <dc:date>2012-11-15T10:45:11.88</dc:date>
    <dc:creator>1 1</dc:creator>
    <meta:editing-duration>PT21M33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2" meta:paragraph-count="29" meta:word-count="181" meta:character-count="1101"/>
  </office:meta>
</office:document-meta>
</file>